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AC7C0A62.png" manifest:media-type=""/>
  <manifest:file-entry manifest:full-path="Pictures/100000000000010000000100DA5F243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753cm" svg:height="6.735cm" svg:x="0.133cm" svg:y="0.329cm">
          <draw:image xlink:href="Pictures/100000000000010000000100DA5F2437.png" xlink:type="simple" xlink:show="embed" xlink:actuate="onLoad">
            <text:p/>
          </draw:image>
        </draw:frame>
        <draw:frame draw:style-name="gr1" draw:text-style-name="P1" draw:layer="layout" svg:width="6.772cm" svg:height="6.772cm" svg:x="7.012cm" svg:y="0.329cm">
          <draw:image xlink:href="Pictures/100000000000010000000100AC7C0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208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76cm" fo:text-indent="0cm"/>
      <style:text-properties style:use-window-font-color="true" style:text-outline="false" style:text-line-through-style="none" fo:font-family="Arial" style:font-family-generic="roman" style:font-pitch="variable" fo:font-size="36.9000015258789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61cm" fo:text-indent="0cm"/>
      <style:text-properties fo:font-size="32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46cm" fo:text-indent="0cm"/>
      <style:text-properties fo:font-size="27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3cm" fo:text-indent="0cm"/>
      <style:text-properties fo:font-size="23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15cm" fo:text-indent="0cm"/>
      <style:text-properties fo:font-size="23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15cm" fo:text-indent="0cm"/>
      <style:text-properties fo:font-size="23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15cm" fo:text-indent="0cm"/>
      <style:text-properties fo:font-size="23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15cm" fo:text-indent="0cm"/>
      <style:text-properties fo:font-size="23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15cm" fo:text-indent="0cm"/>
      <style:text-properties fo:font-size="23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0.7999992370606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97cm" fo:page-height="7.6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4.908cm" svg:x="1cm" svg:y="3.818cm"/>
      <draw:page-thumbnail draw:layer="backgroundobjects" svg:width="8.999cm" svg:height="4.908cm" svg:x="1cm" svg:y="12.394cm"/>
      <draw:page-thumbnail draw:layer="backgroundobjects" svg:width="8.999cm" svg:height="4.908cm" svg:x="1cm" svg:y="20.97cm"/>
      <draw:page-thumbnail draw:layer="backgroundobjects" svg:width="8.999cm" svg:height="4.908cm" svg:x="11cm" svg:y="3.818cm"/>
      <draw:page-thumbnail draw:layer="backgroundobjects" svg:width="8.999cm" svg:height="4.908cm" svg:x="11cm" svg:y="12.394cm"/>
      <draw:page-thumbnail draw:layer="backgroundobjects" svg:width="8.999cm" svg:height="4.908cm" svg:x="11cm" svg:y="20.97cm"/>
    </style:handout-master>
    <style:master-page style:name="Default" style:page-layout-name="PM1" draw:style-name="Mdp1">
      <draw:frame presentation:style-name="Default-title" draw:layer="backgroundobjects" svg:width="12.572cm" svg:height="1.271cm" svg:x="0.698cm" svg:y="0.304cm" presentation:class="title" presentation:placeholder="true">
        <draw:text-box/>
      </draw:frame>
      <draw:frame presentation:style-name="Default-outline1" draw:layer="backgroundobjects" svg:width="12.572cm" svg:height="4.418cm" svg:x="0.698cm" svg:y="1.78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3-11-15T18:09:34</meta:creation-date>
    <dc:date>2013-11-16T13:00:27</dc:date>
    <dc:creator>Helio Filho</dc:creator>
    <meta:editing-duration>P0D</meta:editing-duration>
    <meta:editing-cycles>2</meta:editing-cycles>
    <meta:generator>LibreOffice/4.0.2.2$Linux_X86_64 LibreOffice_project/400m0$Build-2</meta:generator>
    <meta:document-statistic meta:object-count="22"/>
  </office:meta>
</office:document-meta>
</file>